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e6e6ff" draw:textarea-horizontal-align="center" draw:textarea-vertical-align="top" draw:auto-grow-height="false"/>
    </style:style>
    <style:style style:name="gr2" style:family="graphic" style:parent-style-name="standard">
      <style:graphic-properties draw:fill="solid" draw:fill-color="#e6e6ff" draw:textarea-horizontal-align="center" draw:textarea-vertical-align="top" draw:auto-grow-height="false"/>
    </style:style>
    <style:style style:name="gr3" style:family="graphic" style:parent-style-name="standard">
      <style:graphic-properties draw:fill-color="#ffff99" draw:opacity="10%" draw:textarea-horizontal-align="justify" draw:textarea-vertical-align="middle" draw:auto-grow-height="false" draw:shadow-opacity="10%"/>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fill="none" draw:textarea-vertical-align="middle" draw:auto-grow-height="false" fo:min-height="0.749cm" fo:min-width="0.499cm"/>
    </style:style>
    <style:style style:name="gr8" style:family="graphic" style:parent-style-name="standard">
      <style:graphic-properties draw:marker-end="Arrow_20_concave" draw:marker-end-width="0.3cm"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fill="solid" draw:fill-color="#ffffff" draw:textarea-horizontal-align="justify" draw:textarea-vertical-align="middle" draw:auto-grow-height="false"/>
    </style:style>
    <style:style style:name="gr11" style:family="graphic" style:parent-style-name="standard">
      <style:graphic-properties draw:marker-end="Arrow_20_concave" draw:textarea-horizontal-align="center" draw:textarea-vertical-align="middle"/>
    </style:style>
    <style:style style:name="gr12" style:family="graphic" style:parent-style-name="standard">
      <style:graphic-properties draw:stroke="dash" draw:stroke-dash="Fine_20_Dashed_20__28_var_29_" draw:fill-color="#ffff99" draw:textarea-horizontal-align="justify" draw:textarea-vertical-align="middle" draw:auto-grow-height="false"/>
    </style:style>
    <style:style style:name="gr13" style:family="graphic" style:parent-style-name="standard">
      <style:graphic-properties draw:fill-color="#ffff99" draw:textarea-horizontal-align="justify" draw:textarea-vertical-align="middle" draw:auto-grow-height="false"/>
    </style:style>
    <style:style style:name="gr14" style:family="graphic" style:parent-style-name="standard">
      <style:graphic-properties draw:fill="solid" draw:fill-color="#ffffcc" draw:opacity="50%" draw:textarea-horizontal-align="left" draw:textarea-vertical-align="top" draw:auto-grow-height="false" draw:shadow-opacity="50%"/>
    </style:style>
    <style:style style:name="P1" style:family="paragraph">
      <style:paragraph-properties fo:margin-left="0cm" fo:margin-right="0cm" fo:text-align="center" fo:text-indent="0cm"/>
      <style:text-properties fo:font-size="18pt" fo:font-weight="normal" style:font-size-asian="18pt" style:font-weight-asian="normal" style:font-size-complex="18pt" style:font-weight-complex="normal"/>
    </style:style>
    <style:style style:name="P2" style:family="paragraph">
      <style:paragraph-properties fo:margin-left="0cm" fo:margin-right="0cm" fo:text-align="center" fo:text-indent="0cm"/>
    </style:style>
    <style:style style:name="P3" style:family="paragraph">
      <style:paragraph-properties fo:text-align="center"/>
    </style:style>
    <style:style style:name="P4" style:family="paragraph">
      <style:paragraph-properties fo:margin-left="0cm" fo:margin-right="0cm" fo:text-align="center" fo:text-indent="0cm"/>
      <style:text-properties fo:font-size="18pt" style:font-size-asian="18pt" style:font-size-complex="18pt"/>
    </style:style>
    <style:style style:name="P5" style:family="paragraph">
      <style:paragraph-properties fo:margin-left="0cm" fo:margin-right="0cm" fo:text-align="center" fo:text-indent="0cm"/>
      <style:text-properties fo:font-size="14pt" fo:font-style="italic" style:font-size-asian="18pt" style:font-size-complex="18pt"/>
    </style:style>
    <style:style style:name="P6" style:family="paragraph">
      <style:paragraph-properties fo:margin-left="0cm" fo:margin-right="0cm" fo:text-align="center" fo:text-indent="0cm"/>
      <style:text-properties fo:font-size="14pt" style:font-size-asian="18pt" style:font-size-complex="18pt"/>
    </style:style>
    <style:style style:name="P7" style:family="paragraph">
      <style:paragraph-properties fo:text-align="center"/>
      <style:text-properties fo:font-size="14pt"/>
    </style:style>
    <style:style style:name="P8" style:family="paragraph">
      <style:paragraph-properties fo:margin-left="0cm" fo:margin-right="0cm" fo:text-align="center" fo:text-indent="0cm"/>
      <style:text-properties fo:font-family="FreeMono" style:font-style-name="Normal" style:font-family-generic="modern" style:font-pitch="fixed" fo:font-size="14pt" style:font-size-asian="18pt" style:font-size-complex="18pt"/>
    </style:style>
    <style:style style:name="P9" style:family="paragraph">
      <style:paragraph-properties fo:margin-left="0cm" fo:margin-right="0cm" fo:text-align="center" fo:text-indent="0cm"/>
      <style:text-properties fo:font-size="14pt" fo:font-weight="bold" style:font-size-asian="18pt" style:font-size-complex="18pt"/>
    </style:style>
    <style:style style:name="P10" style:family="paragraph">
      <style:paragraph-properties fo:text-align="center"/>
      <style:text-properties fo:font-size="12pt" style:font-size-asian="18pt" style:font-size-complex="18pt"/>
    </style:style>
    <style:style style:name="T1" style:family="text">
      <style:text-properties fo:font-size="18pt" fo:font-style="italic" fo:font-weight="normal" style:font-size-asian="18pt" style:font-style-asian="italic" style:font-weight-asian="normal" style:font-size-complex="18pt" style:font-style-complex="italic" style:font-weight-complex="normal"/>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style:font-size-asian="18pt" style:font-size-complex="18pt"/>
    </style:style>
    <style:style style:name="T5" style:family="text">
      <style:text-properties fo:font-size="14pt" fo:font-style="italic" style:font-size-asian="18pt" style:font-size-complex="18pt"/>
    </style:style>
    <style:style style:name="T6" style:family="text">
      <style:text-properties fo:font-size="14pt"/>
    </style:style>
    <style:style style:name="T7" style:family="text">
      <style:text-properties fo:font-size="14pt" style:font-size-asian="18pt" style:font-size-complex="18pt"/>
    </style:style>
    <style:style style:name="T8" style:family="text">
      <style:text-properties fo:font-family="FreeMono" style:font-style-name="Normal" style:font-family-generic="modern" style:font-pitch="fixed" fo:font-size="14pt" style:font-size-asian="18pt" style:font-size-complex="18pt"/>
    </style:style>
    <style:style style:name="T9" style:family="text">
      <style:text-properties fo:font-size="14pt" fo:font-weight="bold" style:font-size-asian="18pt" style:font-size-complex="18pt"/>
    </style:style>
    <style:style style:name="T10" style:family="text">
      <style:text-properties fo:font-size="12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cm" svg:height="4cm" svg:x="11cm" svg:y="12.6cm">
          <text:p/>
          <draw:enhanced-geometry svg:viewBox="0 0 21600 21600" draw:mirror-horizontal="false" draw:mirror-vertical="false" draw:type="rectangle" draw:enhanced-path="M 0 0 L 21600 0 21600 21600 0 21600 0 0 Z N"/>
        </draw:custom-shape>
        <draw:custom-shape draw:style-name="gr2" draw:text-style-name="P1" draw:layer="layout" svg:width="19.4cm" svg:height="3.541cm" svg:x="6.2cm" svg:y="1cm">
          <text:p text:style-name="P2"><text:span text:style-name="T1">standalone </text:span><text:span text:style-name="T2">public artifact repositorie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10.9cm" svg:height="6.5cm" svg:x="9.5cm" svg:y="5.4cm">
          <text:p/>
          <draw:enhanced-geometry svg:viewBox="0 0 21600 21600" draw:type="rectangle" draw:enhanced-path="M 0 0 L 21600 0 21600 21600 0 21600 0 0 Z N"/>
        </draw:custom-shape>
        <draw:frame draw:style-name="gr4" draw:layer="layout" svg:width="0.502cm" svg:height="1.187cm" svg:x="7.4cm" svg:y="3.3cm">
          <draw:text-box>
            <text:p/>
          </draw:text-box>
        </draw:frame>
        <draw:custom-shape draw:style-name="gr5" draw:text-style-name="P4" draw:layer="layout" svg:width="2.198cm" svg:height="0.808cm" svg:x="10.2cm" svg:y="6.092cm">
          <text:p text:style-name="P2"><text:span text:style-name="T3">central</text:span><text:span text:style-name="T4"><text:line-break/></text:span><text:span text:style-name="T4">repository</text:span></text:p>
          <draw:enhanced-geometry svg:viewBox="0 0 21600 21600" draw:mirror-horizontal="false" draw:mirror-vertical="false" draw:type="rectangle" draw:enhanced-path="M 0 0 L 21600 0 21600 21600 0 21600 0 0 Z N"/>
        </draw:custom-shape>
        <draw:custom-shape draw:style-name="gr5" draw:text-style-name="P5" draw:layer="layout" svg:width="2.198cm" svg:height="0.808cm" svg:x="14cm" svg:y="5.692cm">
          <text:p text:style-name="P2"><text:span text:style-name="T5">aggregation</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2cm" svg:height="0.81cm" svg:x="11.3cm" svg:y="3.3cm">
          <text:p text:style-name="P2"><text:span text:style-name="T6">Apache</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7cm" svg:height="0.81cm" svg:x="13.7cm" svg:y="3.3cm">
          <text:p text:style-name="P2"><text:span text:style-name="T6">Codehaus</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2cm" svg:height="0.81cm" svg:x="16.6cm" svg:y="3.3cm">
          <text:p text:style-name="P2"><text:span text:style-name="T6">OSSRH</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2.198cm" svg:height="0.808cm" svg:x="7.302cm" svg:y="1.992cm">
          <text:p text:style-name="P2"><text:span text:style-name="T7">project-dedicated</text:span><text:span text:style-name="T7"><text:line-break/></text:span><text:span text:style-name="T7">artifact repositories</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2.198cm" svg:height="0.808cm" svg:x="19.002cm" svg:y="1.992cm">
          <text:p text:style-name="P2"><text:span text:style-name="T7">forges (multi-projects)</text:span><text:span text:style-name="T7"><text:line-break/></text:span><text:span text:style-name="T7">artifact repositories</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0.7cm" svg:height="0.81cm" svg:x="9.1cm" svg:y="3.3cm">
          <text:p text:style-name="P2"><text:span text:style-name="T6">y</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0.7cm" svg:height="0.81cm" svg:x="10cm" svg:y="3.3cm">
          <text:p text:style-name="P2"><text:span text:style-name="T6">...</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0.7cm" svg:height="0.81cm" svg:x="6.4cm" svg:y="3.3cm">
          <text:p text:style-name="P2"><text:span text:style-name="T6">x</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0.7cm" svg:height="0.81cm" svg:x="7.3cm" svg:y="3.3cm">
          <text:p text:style-name="P2"><text:span text:style-name="T6">...</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cm" svg:height="0.81cm" svg:x="20.6cm" svg:y="3.3cm">
          <text:p text:style-name="P2"><text:span text:style-name="T6">java.net</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1.7cm" svg:height="0.81cm" svg:x="22.8cm" svg:y="3.3cm">
          <text:p text:style-name="P2"><text:span text:style-name="T6">JBoss</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0.7cm" svg:height="0.81cm" svg:x="19cm" svg:y="3.3cm">
          <text:p text:style-name="P2"><text:span text:style-name="T6">...</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0.7cm" svg:height="0.81cm" svg:x="24.7cm" svg:y="3.3cm">
          <text:p text:style-name="P2"><text:span text:style-name="T6">...</text:span></text:p>
          <draw:enhanced-geometry svg:viewBox="0 0 21600 21600" draw:mirror-horizontal="false" draw:mirror-vertical="false" draw:type="rectangle" draw:enhanced-path="M 0 0 L 21600 0 21600 21600 0 21600 0 0 Z N"/>
        </draw:custom-shape>
        <draw:custom-shape draw:style-name="gr7" draw:text-style-name="P3" draw:layer="layout" svg:width="0.5cm" svg:height="11cm" draw:transform="rotate (1.5707963267946) translate (8.8cm 4.9cm)">
          <text:p/>
          <draw:enhanced-geometry svg:viewBox="0 0 21600 21600" draw:glue-points="21600 0 0 10800 21600 21600" draw:text-areas="13800 ?f9 21600 ?f10" draw:type="left-brace" draw:modifiers="1800 12083.119716389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8" draw:text-style-name="P7" draw:layer="layout" draw:type="line" svg:x1="15cm" svg:y1="4.969cm" svg:x2="15cm" svg:y2="7.091cm" draw:end-shape="id1" draw:end-glue-point="0" svg:d="m15000 4969v2122">
          <text:p/>
        </draw:connector>
        <draw:line draw:style-name="gr9" draw:text-style-name="P3" draw:layer="layout" svg:x1="8.6cm" svg:y1="3cm" svg:x2="8.6cm" svg:y2="4.5cm">
          <text:p/>
        </draw:line>
        <draw:line draw:style-name="gr9" draw:text-style-name="P3" draw:layer="layout" svg:x1="20.1cm" svg:y1="3cm" svg:x2="20.1cm" svg:y2="4.5cm">
          <text:p/>
        </draw:line>
        <draw:line draw:style-name="gr9" draw:text-style-name="P3" draw:layer="layout" svg:x1="11cm" svg:y1="2cm" svg:x2="11cm" svg:y2="4.5cm">
          <text:p/>
        </draw:line>
        <draw:custom-shape draw:style-name="gr5" draw:text-style-name="P6" draw:layer="layout" svg:width="2.198cm" svg:height="0.808cm" svg:x="11.502cm" svg:y="13.1cm">
          <text:p text:style-name="P2"><text:span text:style-name="T6">central</text:span><text:span text:style-name="T6"><text:line-break/></text:span><text:span text:style-name="T6">(default)</text:span></text:p>
          <draw:enhanced-geometry svg:viewBox="0 0 21600 21600" draw:mirror-horizontal="false" draw:mirror-vertical="false" draw:type="rectangle" draw:enhanced-path="M 0 0 L 21600 0 21600 21600 0 21600 0 0 Z N"/>
        </draw:custom-shape>
        <draw:custom-shape draw:style-name="gr5" draw:text-style-name="P8" draw:layer="layout" svg:width="2.198cm" svg:height="0.808cm" svg:x="16.3cm" svg:y="14.092cm">
          <text:p text:style-name="P2"><text:span text:style-name="T8">settings.xml</text:span><text:span text:style-name="T8"><text:line-break/></text:span><text:span text:style-name="T8">&lt;mirrorOf&gt;</text:span></text:p>
          <draw:enhanced-geometry svg:viewBox="0 0 21600 21600" draw:mirror-horizontal="false" draw:mirror-vertical="false" draw:type="rectangle" draw:enhanced-path="M 0 0 L 21600 0 21600 21600 0 21600 0 0 Z N"/>
        </draw:custom-shape>
        <draw:custom-shape draw:style-name="gr10" draw:text-style-name="P6" xml:id="id2" draw:id="id2" draw:layer="layout" svg:width="2.2cm" svg:height="0.81cm" svg:x="13.1cm" svg:y="15.19cm">
          <text:p text:style-name="P2"><text:span text:style-name="T6">Maven</text:span></text:p>
          <draw:enhanced-geometry svg:viewBox="0 0 21600 21600" draw:mirror-horizontal="false" draw:mirror-vertical="false" draw:type="rectangle" draw:enhanced-path="M 0 0 L 21600 0 21600 21600 0 21600 0 0 Z N"/>
        </draw:custom-shape>
        <draw:connector draw:style-name="gr11" draw:text-style-name="P3" draw:layer="layout" draw:line-skew="1.851cm" svg:x1="14.2cm" svg:y1="15.19cm" svg:x2="12.5cm" svg:y2="10.109cm" draw:start-shape="id2" draw:start-glue-point="0" draw:end-shape="id3" draw:end-glue-point="2" svg:d="m14200 15190v-690h-1700v-4391">
          <text:p/>
        </draw:connector>
        <draw:custom-shape draw:style-name="gr10" draw:text-style-name="P6" xml:id="id4" draw:id="id4" draw:layer="layout" svg:width="5cm" svg:height="0.81cm" svg:x="17.7cm" svg:y="12.9cm">
          <text:p text:style-name="P2"><text:span text:style-name="T6">Repository Manager</text:span></text:p>
          <draw:enhanced-geometry svg:viewBox="0 0 21600 21600" draw:mirror-horizontal="false" draw:mirror-vertical="false" draw:type="rectangle" draw:enhanced-path="M 0 0 L 21600 0 21600 21600 0 21600 0 0 Z N"/>
        </draw:custom-shape>
        <draw:connector draw:style-name="gr11" draw:text-style-name="P3" draw:layer="layout" draw:line-skew="0.05cm" svg:x1="14.2cm" svg:y1="15.19cm" svg:x2="20.2cm" svg:y2="13.71cm" draw:start-shape="id2" draw:start-glue-point="0" draw:end-shape="id4" svg:d="m14200 15190v-690h6000v-790">
          <text:p/>
        </draw:connector>
        <draw:connector draw:style-name="gr11" draw:text-style-name="P3" draw:layer="layout" draw:line-skew="1.255cm" svg:x1="14.2cm" svg:y1="15.19cm" svg:x2="17.15cm" svg:y2="11.3cm" draw:start-shape="id2" draw:start-glue-point="0" draw:end-shape="id5" draw:end-glue-point="2" svg:d="m14200 15190v-690h2950v-3200">
          <text:p/>
        </draw:connector>
        <draw:connector draw:style-name="gr11" draw:text-style-name="P3" xml:id="id6" draw:id="id6" draw:layer="layout" draw:line-skew="3.873cm" svg:x1="20.2cm" svg:y1="12.9cm" svg:x2="23.491cm" svg:y2="4.855cm" draw:start-shape="id4" draw:start-glue-point="0" svg:d="m20200 12900v-400h3291v-7645">
          <text:p/>
        </draw:connector>
        <draw:connector draw:style-name="gr11" draw:text-style-name="P3" draw:layer="layout" draw:line-skew="0.307cm" svg:x1="20.2cm" svg:y1="12.9cm" svg:x2="17.715cm" svg:y2="11.986cm" draw:start-shape="id4" draw:start-glue-point="0" svg:d="m20200 12900v-400h-2485v-514">
          <text:p/>
        </draw:connector>
        <draw:custom-shape draw:style-name="gr12" draw:text-style-name="P6" xml:id="id1" draw:id="id1" draw:layer="layout" svg:width="3.4cm" svg:height="0.809cm" svg:x="13.3cm" svg:y="7.091cm">
          <text:p text:style-name="P2"><text:span text:style-name="T6">central data</text:span></text:p>
          <draw:enhanced-geometry svg:viewBox="0 0 21600 21600" draw:mirror-horizontal="false" draw:mirror-vertical="false" draw:type="rectangle" draw:enhanced-path="M 0 0 L 21600 0 21600 21600 0 21600 0 0 Z N"/>
        </draw:custom-shape>
        <draw:custom-shape draw:style-name="gr13" draw:text-style-name="P9" xml:id="id3" draw:id="id3" draw:layer="layout" svg:width="3.4cm" svg:height="0.809cm" svg:x="10.8cm" svg:y="9.3cm">
          <text:p text:style-name="P2"><text:span text:style-name="T9">repo1</text:span></text:p>
          <draw:enhanced-geometry svg:viewBox="0 0 21600 21600" draw:mirror-horizontal="false" draw:mirror-vertical="false" draw:type="rectangle" draw:enhanced-path="M 0 0 L 21600 0 21600 21600 0 21600 0 0 Z N"/>
        </draw:custom-shape>
        <draw:custom-shape draw:style-name="gr14" draw:text-style-name="P6" xml:id="id5" draw:id="id5" draw:layer="layout" svg:width="5.7cm" svg:height="2cm" svg:x="14.3cm" svg:y="9.3cm">
          <text:p text:style-name="P2"><text:span text:style-name="T6">mirrors</text:span></text:p>
          <draw:enhanced-geometry svg:viewBox="0 0 21600 21600" draw:mirror-horizontal="false" draw:mirror-vertical="false" draw:type="rectangle" draw:enhanced-path="M 0 0 L 21600 0 21600 21600 0 21600 0 0 Z N"/>
        </draw:custom-shape>
        <draw:custom-shape draw:style-name="gr13" draw:text-style-name="P6" draw:layer="layout" svg:width="1cm" svg:height="0.809cm" svg:x="15cm" svg:y="10.1cm">
          <text:p text:style-name="P2"><text:span text:style-name="T6">uk</text:span></text:p>
          <draw:enhanced-geometry svg:viewBox="0 0 21600 21600" draw:mirror-horizontal="false" draw:mirror-vertical="false" draw:type="rectangle" draw:enhanced-path="M 0 0 L 21600 0 21600 21600 0 21600 0 0 Z N"/>
        </draw:custom-shape>
        <draw:custom-shape draw:style-name="gr13" draw:text-style-name="P6" draw:layer="layout" svg:width="1.8cm" svg:height="0.809cm" svg:x="16.5cm" svg:y="10.1cm">
          <text:p text:style-name="P2"><text:span text:style-name="T6">ibiblio</text:span></text:p>
          <draw:enhanced-geometry svg:viewBox="0 0 21600 21600" draw:mirror-horizontal="false" draw:mirror-vertical="false" draw:type="rectangle" draw:enhanced-path="M 0 0 L 21600 0 21600 21600 0 21600 0 0 Z N"/>
        </draw:custom-shape>
        <draw:custom-shape draw:style-name="gr5" draw:text-style-name="P5" draw:layer="layout" svg:width="2.198cm" svg:height="0.808cm" svg:x="14cm" svg:y="7.892cm">
          <text:p text:style-name="P2"><text:span text:style-name="T5">publication</text:span></text:p>
          <draw:enhanced-geometry svg:viewBox="0 0 21600 21600" draw:mirror-horizontal="false" draw:mirror-vertical="false" draw:type="rectangle" draw:enhanced-path="M 0 0 L 21600 0 21600 21600 0 21600 0 0 Z N"/>
        </draw:custom-shape>
        <draw:connector draw:style-name="gr11" draw:text-style-name="P3" draw:layer="layout" svg:x1="15cm" svg:y1="7.9cm" svg:x2="17.15cm" svg:y2="9.3cm" draw:start-shape="id1" draw:start-glue-point="2" draw:end-shape="id5" draw:end-glue-point="0" svg:d="m15000 7900v700h2150v700">
          <text:p/>
        </draw:connector>
        <draw:connector draw:style-name="gr11" draw:text-style-name="P3" draw:layer="layout" svg:x1="15cm" svg:y1="7.9cm" svg:x2="12.5cm" svg:y2="9.3cm" draw:start-shape="id1" draw:start-glue-point="2" draw:end-shape="id3" draw:end-glue-point="0" svg:d="m15000 7900v699h-2500v701">
          <text:p/>
        </draw:connector>
        <draw:custom-shape draw:style-name="gr13" draw:text-style-name="P6" draw:layer="layout" svg:width="0.7cm" svg:height="0.809cm" svg:x="18.8cm" svg:y="10.1cm">
          <text:p text:style-name="P2"><text:span text:style-name="T6">...</text:span></text:p>
          <draw:enhanced-geometry svg:viewBox="0 0 21600 21600" draw:mirror-horizontal="false" draw:mirror-vertical="false" draw:type="rectangle" draw:enhanced-path="M 0 0 L 21600 0 21600 21600 0 21600 0 0 Z N"/>
        </draw:custom-shape>
        <draw:custom-shape draw:style-name="gr12" draw:text-style-name="P10" draw:layer="layout" svg:width="1.7cm" svg:height="1cm" svg:x="16.3cm" svg:y="7.5cm">
          <text:p text:style-name="P3"><text:span text:style-name="T10">index</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11" draw:text-style-name="P3" draw:layer="layout" draw:line-skew="-0.641cm" svg:x1="15.3cm" svg:y1="15.595cm" svg:x2="23.491cm" svg:y2="4.855cm" draw:start-shape="id2" draw:start-glue-point="1" draw:end-shape="id6" draw:end-glue-point="3" svg:d="m15300 15595h8200v-10740h-9">
          <text:p/>
        </draw:connector>
        <draw:custom-shape draw:style-name="gr5" draw:text-style-name="P8" draw:layer="layout" svg:width="2.198cm" svg:height="0.808cm" svg:x="19.702cm" svg:y="15.192cm">
          <text:p text:style-name="P2"><text:span text:style-name="T8">pom.xml</text:span><text:span text:style-name="T8"><text:line-break/></text:span><text:span text:style-name="T8">&lt;repository&gt;</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202</meta:generator>
    <meta:creation-date>2008-12-20T23:12:09</meta:creation-date>
    <dc:date>2011-05-19T23:26:33</dc:date>
    <meta:editing-cycles>54</meta:editing-cycles>
    <meta:editing-duration>PT12H35M13S</meta:editing-duration>
    <meta:document-statistic meta:object-count="45"/>
    <meta:user-defined meta:name="Info 1"/>
    <meta:user-defined meta:name="Info 2"/>
    <meta:user-defined meta:name="Info 3"/>
    <meta:user-defined meta:name="Info 4"/>
  </office:meta>
</office:document-meta>
</file>